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65.6mm"/>
    </style:style>
    <style:style style:name="co4" style:family="table-column">
      <style:table-column-properties fo:break-before="auto" style:column-width="39.33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44.98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20.66mm"/>
    </style:style>
    <style:style style:name="co10" style:family="table-column">
      <style:table-column-properties fo:break-before="auto" style:column-width="34.41mm"/>
    </style:style>
    <style:style style:name="co11" style:family="table-column">
      <style:table-column-properties fo:break-before="auto" style:column-width="35.9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vertical-align="middle"/>
      <style:paragraph-properties fo:margin-left="0mm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vertical-align="middle"/>
    </style:style>
    <style:style style:name="ce13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mm"/>
    </style:style>
    <style:style style:name="ce15" style:family="table-cell" style:parent-style-name="Default" style:data-style-name="N104">
      <style:table-cell-properties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GB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GB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8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2"/>
        <table:table-column table:style-name="co9" table:default-cell-style-name="ce12"/>
        <table:table-column table:style-name="co10" table:default-cell-style-name="ce10"/>
        <table:table-column table:style-name="co11" table:default-cell-style-name="ce10"/>
        <table:table-column table:style-name="co12" table:number-columns-repeated="1013" table:default-cell-style-name="ce10"/>
        <table:table-row table:style-name="ro1">
          <table:table-cell table:style-name="ce1" office:value-type="string" calcext:value-type="string">
            <text:p>Monotron BO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v 0.8.0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opyright (c) Jonathan ‘theJPster’ Pallant 2019 CC-BY-SA 4.0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Part</text:p>
          </table:table-cell>
          <table:table-cell table:style-name="ce7" office:value-type="string" calcext:value-type="string">
            <text:p>Qty</text:p>
          </table:table-cell>
          <table:table-cell table:style-name="ce9" office:value-type="string" calcext:value-type="string">
            <text:p>Type</text:p>
          </table:table-cell>
          <table:table-cell table:style-name="ce11" office:value-type="string" calcext:value-type="string">
            <text:p>Manufacturer</text:p>
          </table:table-cell>
          <table:table-cell table:style-name="ce11" office:value-type="string" calcext:value-type="string">
            <text:p>Manuf. Part No</text:p>
          </table:table-cell>
          <table:table-cell table:style-name="ce11" office:value-type="string" calcext:value-type="string">
            <text:p>Supplier A</text:p>
          </table:table-cell>
          <table:table-cell table:style-name="ce11" office:value-type="string" calcext:value-type="string">
            <text:p>Supplier A Part No</text:p>
          </table:table-cell>
          <table:table-cell table:style-name="ce13" office:value-type="string" calcext:value-type="string">
            <text:p>Price Ea</text:p>
          </table:table-cell>
          <table:table-cell table:style-name="ce13" office:value-type="string" calcext:value-type="string">
            <text:p>Line Total</text:p>
          </table:table-cell>
          <table:table-cell table:style-name="ce11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C6 C7 C11 C12 C13 C14 C17</text:p>
          </table:table-cell>
          <table:table-cell table:formula="of:=IF(LEN([.A5])=0;0;LEN([.A5])-LEN(SUBSTITUTE([.A5];&quot; &quot;;&quot;&quot;))+1)" office:value-type="float" office:value="7" calcext:value-type="float">
            <text:p>7</text:p>
          </table:table-cell>
          <table:table-cell office:value-type="string" calcext:value-type="string">
            <text:p>Capacitor 100n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FG18X7R1H104KNT06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173265-1-ND</text:p>
          </table:table-cell>
          <table:table-cell office:value-type="currency" office:currency="GBP" office:value="0.2" calcext:value-type="currency">
            <text:p>£0.20</text:p>
          </table:table-cell>
          <table:table-cell table:formula="of:=[.H5]*[.B5]" office:value-type="currency" office:currency="GBP" office:value="1.4" calcext:value-type="currency">
            <text:p>£1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 C2</text:p>
          </table:table-cell>
          <table:table-cell table:formula="of:=IF(LEN([.A6])=0;0;LEN([.A6])-LEN(SUBSTITUTE([.A6];&quot; &quot;;&quot;&quot;))+1)" office:value-type="float" office:value="2" calcext:value-type="float">
            <text:p>2</text:p>
          </table:table-cell>
          <table:table-cell office:value-type="string" calcext:value-type="string">
            <text:p>Capacitor 1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VM100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P5161-ND‎</text:p>
          </table:table-cell>
          <table:table-cell office:value-type="currency" office:currency="GBP" office:value="0.14" calcext:value-type="currency">
            <text:p>£0.14</text:p>
          </table:table-cell>
          <table:table-cell table:formula="of:=[.H6]*[.B6]" office:value-type="currency" office:currency="GBP" office:value="0.28" calcext:value-type="currency">
            <text:p>£0.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5 C16</text:p>
          </table:table-cell>
          <table:table-cell table:formula="of:=IF(LEN([.A7])=0;0;LEN([.A7])-LEN(SUBSTITUTE([.A7];&quot; &quot;;&quot;&quot;))+1)" office:value-type="float" office:value="2" calcext:value-type="float">
            <text:p>2</text:p>
          </table:table-cell>
          <table:table-cell office:value-type="string" calcext:value-type="string">
            <text:p>Capacitor 12p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FG18C0G1H120JNT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3173-1-ND</text:p>
          </table:table-cell>
          <table:table-cell office:value-type="currency" office:currency="GBP" office:value="0.18" calcext:value-type="currency">
            <text:p>£0.18</text:p>
          </table:table-cell>
          <table:table-cell table:formula="of:=[.H7]*[.B7]" office:value-type="currency" office:currency="GBP" office:value="0.36" calcext:value-type="currency">
            <text:p>£0.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 C5</text:p>
          </table:table-cell>
          <table:table-cell table:formula="of:=IF(LEN([.A8])=0;0;LEN([.A8])-LEN(SUBSTITUTE([.A8];&quot; &quot;;&quot;&quot;))+1)" office:value-type="float" office:value="2" calcext:value-type="float">
            <text:p>2</text:p>
          </table:table-cell>
          <table:table-cell office:value-type="string" calcext:value-type="string">
            <text:p>Capacitor 33n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FG18X7R1H333KNT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73272-1-ND</text:p>
          </table:table-cell>
          <table:table-cell office:value-type="currency" office:currency="GBP" office:value="0.2" calcext:value-type="currency">
            <text:p>£0.20</text:p>
          </table:table-cell>
          <table:table-cell table:formula="of:=[.H8]*[.B8]" office:value-type="currency" office:currency="GBP" office:value="0.4" calcext:value-type="currency">
            <text:p>£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8 C9 C10</text:p>
          </table:table-cell>
          <table:table-cell table:formula="of:=IF(LEN([.A9])=0;0;LEN([.A9])-LEN(SUBSTITUTE([.A9];&quot; &quot;;&quot;&quot;))+1)" office:value-type="float" office:value="3" calcext:value-type="float">
            <text:p>3</text:p>
          </table:table-cell>
          <table:table-cell office:value-type="string" calcext:value-type="string">
            <text:p>Capacitor 470n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FG18X7R1H474KRT00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181252-ND</text:p>
          </table:table-cell>
          <table:table-cell office:value-type="currency" office:currency="GBP" office:value="0.24" calcext:value-type="currency">
            <text:p>£0.24</text:p>
          </table:table-cell>
          <table:table-cell table:formula="of:=[.H9]*[.B9]" office:value-type="currency" office:currency="GBP" office:value="0.72" calcext:value-type="currency">
            <text:p>£0.7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table:formula="of:=IF(LEN([.A10])=0;0;LEN([.A10])-LEN(SUBSTITUTE([.A10];&quot; &quot;;&quot;&quot;))+1)" office:value-type="float" office:value="1" calcext:value-type="float">
            <text:p>1</text:p>
          </table:table-cell>
          <table:table-cell office:value-type="string" calcext:value-type="string">
            <text:p>Capacitor 47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VM470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P5164-ND</text:p>
          </table:table-cell>
          <table:table-cell office:value-type="currency" office:currency="GBP" office:value="0.16" calcext:value-type="currency">
            <text:p>£0.16</text:p>
          </table:table-cell>
          <table:table-cell table:formula="of:=[.H10]*[.B10]" office:value-type="currency" office:currency="GBP" office:value="0.16" calcext:value-type="currency">
            <text:p>£0.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1</text:p>
          </table:table-cell>
          <table:table-cell table:formula="of:=IF(LEN([.A11])=0;0;LEN([.A11])-LEN(SUBSTITUTE([.A11];&quot; &quot;;&quot;&quot;))+1)" office:value-type="float" office:value="1" calcext:value-type="float">
            <text:p>1</text:p>
          </table:table-cell>
          <table:table-cell office:value-type="string" calcext:value-type="string">
            <text:p>Coin Cell Holder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6-103-ND</text:p>
          </table:table-cell>
          <table:table-cell office:value-type="currency" office:currency="GBP" office:value="0.18" calcext:value-type="currency">
            <text:p>£0.18</text:p>
          </table:table-cell>
          <table:table-cell table:formula="of:=[.H11]*[.B11]" office:value-type="currency" office:currency="GBP" office:value="0.18" calcext:value-type="currency">
            <text:p>£0.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1</text:p>
          </table:table-cell>
          <table:table-cell table:formula="of:=IF(LEN([.A12])=0;0;LEN([.A12])-LEN(SUBSTITUTE([.A12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1">Crystal </text:span>32768 Hz 6pF</text:p>
          </table:table-cell>
          <table:table-cell office:value-type="string" calcext:value-type="string">
            <text:p>Citizen Finedevice</text:p>
          </table:table-cell>
          <table:table-cell office:value-type="string" calcext:value-type="string">
            <text:p>CFS-20632768DZB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00-8301-ND</text:p>
          </table:table-cell>
          <table:table-cell office:value-type="currency" office:currency="GBP" office:value="0.18" calcext:value-type="currency">
            <text:p>£0.18</text:p>
          </table:table-cell>
          <table:table-cell table:formula="of:=[.H12]*[.B12]" office:value-type="currency" office:currency="GBP" office:value="0.18" calcext:value-type="currency">
            <text:p>£0.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3</text:p>
          </table:table-cell>
          <table:table-cell table:formula="of:=IF(LEN([.A13])=0;0;LEN([.A13])-LEN(SUBSTITUTE([.A13];&quot; &quot;;&quot;&quot;))+1)" office:value-type="float" office:value="1" calcext:value-type="float">
            <text:p>1</text:p>
          </table:table-cell>
          <table:table-cell office:value-type="string" calcext:value-type="string">
            <text:p>D-Type DB25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ID25S33E4GV00L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9-ID25S33E4GV00LF </text:p>
          </table:table-cell>
          <table:table-cell office:value-type="currency" office:currency="GBP" office:value="1.21" calcext:value-type="currency">
            <text:p>£1.21</text:p>
          </table:table-cell>
          <table:table-cell table:formula="of:=[.H13]*[.B13]" office:value-type="currency" office:currency="GBP" office:value="1.21" calcext:value-type="currency">
            <text:p>£1.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7</text:p>
          </table:table-cell>
          <table:table-cell table:formula="of:=IF(LEN([.A14])=0;0;LEN([.A14])-LEN(SUBSTITUTE([.A14];&quot; &quot;;&quot;&quot;))+1)" office:value-type="float" office:value="1" calcext:value-type="float">
            <text:p>1</text:p>
          </table:table-cell>
          <table:table-cell office:value-type="string" calcext:value-type="string">
            <text:p>D-Type DE15HD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ID15S33E4GV00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5371-ND</text:p>
          </table:table-cell>
          <table:table-cell office:value-type="currency" office:currency="GBP" office:value="0.92" calcext:value-type="currency">
            <text:p>£0.92</text:p>
          </table:table-cell>
          <table:table-cell table:formula="of:=[.H14]*[.B14]" office:value-type="currency" office:currency="GBP" office:value="0.92" calcext:value-type="currency">
            <text:p>£0.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5 J12</text:p>
          </table:table-cell>
          <table:table-cell table:formula="of:=IF(LEN([.A15])=0;0;LEN([.A15])-LEN(SUBSTITUTE([.A15];&quot; &quot;;&quot;&quot;))+1)" office:value-type="float" office:value="2" calcext:value-type="float">
            <text:p>2</text:p>
          </table:table-cell>
          <table:table-cell office:value-type="string" calcext:value-type="string">
            <text:p>D-Type DE9M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ID09P33E4GV00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5918-ND</text:p>
          </table:table-cell>
          <table:table-cell office:value-type="currency" office:currency="GBP" office:value="0.81" calcext:value-type="currency">
            <text:p>£0.81</text:p>
          </table:table-cell>
          <table:table-cell table:formula="of:=[.H15]*[.B15]" office:value-type="currency" office:currency="GBP" office:value="1.62" calcext:value-type="currency">
            <text:p>£1.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2</text:p>
          </table:table-cell>
          <table:table-cell table:formula="of:=IF(LEN([.A16])=0;0;LEN([.A16])-LEN(SUBSTITUTE([.A16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2">DC Jack 2.1mm / 5.5</text:span>mm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J-102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102A-ND</text:p>
          </table:table-cell>
          <table:table-cell office:value-type="currency" office:currency="GBP" office:value="0.49" calcext:value-type="currency">
            <text:p>£0.49</text:p>
          </table:table-cell>
          <table:table-cell table:formula="of:=[.H16]*[.B16]" office:value-type="currency" office:currency="GBP" office:value="0.49" calcext:value-type="currency">
            <text:p>£0.4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9 J10 J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N 5pin 180 degree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YE-138X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491-087 (5 pack)</text:p>
          </table:table-cell>
          <table:table-cell office:value-type="currency" office:currency="GBP" office:value="0.358" calcext:value-type="currency">
            <text:p>£0.36</text:p>
          </table:table-cell>
          <table:table-cell table:formula="of:=[.H17]*[.B17]" office:value-type="currency" office:currency="GBP" office:value="1.79" calcext:value-type="currency">
            <text:p>£1.7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4 J15</text:p>
          </table:table-cell>
          <table:table-cell table:formula="of:=IF(LEN([.A18])=0;0;LEN([.A18])-LEN(SUBSTITUTE([.A18];&quot; &quot;;&quot;&quot;))+1)" office:value-type="float" office:value="2" calcext:value-type="float">
            <text:p>2</text:p>
          </table:table-cell>
          <table:table-cell office:value-type="string" calcext:value-type="string">
            <text:p>DIN mini 6-pin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5749180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49180-1-ND</text:p>
          </table:table-cell>
          <table:table-cell office:value-type="currency" office:currency="GBP" office:value="1.37" calcext:value-type="currency">
            <text:p>£1.37</text:p>
          </table:table-cell>
          <table:table-cell table:formula="of:=[.H18]*[.B18]" office:value-type="currency" office:currency="GBP" office:value="2.74" calcext:value-type="currency">
            <text:p>£2.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</text:p>
          </table:table-cell>
          <table:table-cell table:formula="of:=IF(LEN([.A19])=0;0;LEN([.A19])-LEN(SUBSTITUTE([.A19];&quot; &quot;;&quot;&quot;))+1)" office:value-type="float" office:value="1" calcext:value-type="float">
            <text:p>1</text:p>
          </table:table-cell>
          <table:table-cell office:value-type="string" calcext:value-type="string">
            <text:p>Diode 1N4148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FS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19]*[.B19]" office:value-type="currency" office:currency="GBP" office:value="0.08" calcext:value-type="currency">
            <text:p>£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</text:p>
          </table:table-cell>
          <table:table-cell table:formula="of:=IF(LEN([.A20])=0;0;LEN([.A20])-LEN(SUBSTITUTE([.A20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1">Header </text:span>1x3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1011EC-03-ND</text:p>
          </table:table-cell>
          <table:table-cell office:value-type="currency" office:currency="GBP" office:value="0.09" calcext:value-type="currency">
            <text:p>£0.09</text:p>
          </table:table-cell>
          <table:table-cell table:formula="of:=[.H20]*[.B20]" office:value-type="currency" office:currency="GBP" office:value="0.09" calcext:value-type="currency">
            <text:p>£0.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6</text:p>
          </table:table-cell>
          <table:table-cell table:formula="of:=IF(LEN([.A21])=0;0;LEN([.A21])-LEN(SUBSTITUTE([.A21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1">Header </text:span>1x4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PC004SAAN-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1011EC-04-ND</text:p>
          </table:table-cell>
          <table:table-cell office:value-type="currency" office:currency="GBP" office:value="0.11" calcext:value-type="currency">
            <text:p>£0.11</text:p>
          </table:table-cell>
          <table:table-cell table:formula="of:=[.H21]*[.B21]" office:value-type="currency" office:currency="GBP" office:value="0.11" calcext:value-type="currency">
            <text:p>£0.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A U1B</text:p>
          </table:table-cell>
          <table:table-cell table:formula="of:=IF(LEN([.A22])=0;0;LEN([.A22])-LEN(SUBSTITUTE([.A22];&quot; &quot;;&quot;&quot;))+1)" office:value-type="float" office:value="2" calcext:value-type="float">
            <text:p>2</text:p>
          </table:table-cell>
          <table:table-cell office:value-type="string" calcext:value-type="string">
            <text:p><text:span text:style-name="T1">Header </text:span>2x10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2011EC-10-ND</text:p>
          </table:table-cell>
          <table:table-cell office:value-type="currency" office:currency="GBP" office:value="0.38" calcext:value-type="currency">
            <text:p>£0.38</text:p>
          </table:table-cell>
          <table:table-cell table:formula="of:=[.H22]*[.B22]" office:value-type="currency" office:currency="GBP" office:value="0.76" calcext:value-type="currency">
            <text:p>£0.7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7</text:p>
          </table:table-cell>
          <table:table-cell table:formula="of:=IF(LEN([.A23])=0;0;LEN([.A23])-LEN(SUBSTITUTE([.A23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1">Header </text:span>2x3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PC003DAAN-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2011EC-03-ND</text:p>
          </table:table-cell>
          <table:table-cell office:value-type="currency" office:currency="GBP" office:value="0.14" calcext:value-type="currency">
            <text:p>£0.14</text:p>
          </table:table-cell>
          <table:table-cell table:formula="of:=[.H23]*[.B23]" office:value-type="currency" office:currency="GBP" office:value="0.14" calcext:value-type="currency">
            <text:p>£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8</text:p>
          </table:table-cell>
          <table:table-cell table:formula="of:=IF(LEN([.A24])=0;0;LEN([.A24])-LEN(SUBSTITUTE([.A24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1">Header </text:span>2x6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PC006DAAN-R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2011EC-06-ND</text:p>
          </table:table-cell>
          <table:table-cell office:value-type="currency" office:currency="GBP" office:value="0.26" calcext:value-type="currency">
            <text:p>£0.26</text:p>
          </table:table-cell>
          <table:table-cell table:formula="of:=[.H24]*[.B24]" office:value-type="currency" office:currency="GBP" office:value="0.26" calcext:value-type="currency">
            <text:p>£0.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</text:p>
          </table:table-cell>
          <table:table-cell table:formula="of:=IF(LEN([.A25])=0;0;LEN([.A25])-LEN(SUBSTITUTE([.A25];&quot; &quot;;&quot;&quot;))+1)" office:value-type="float" office:value="1" calcext:value-type="float">
            <text:p>1</text:p>
          </table:table-cell>
          <table:table-cell office:value-type="string" calcext:value-type="string">
            <text:p>IC 6N138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6N13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1795-ND</text:p>
          </table:table-cell>
          <table:table-cell office:value-type="currency" office:currency="GBP" office:value="0.62" calcext:value-type="currency">
            <text:p>£0.62</text:p>
          </table:table-cell>
          <table:table-cell table:formula="of:=[.H25]*[.B25]" office:value-type="currency" office:currency="GBP" office:value="0.62" calcext:value-type="currency">
            <text:p>£0.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</text:p>
          </table:table-cell>
          <table:table-cell table:formula="of:=IF(LEN([.A26])=0;0;LEN([.A26])-LEN(SUBSTITUTE([.A26];&quot; &quot;;&quot;&quot;))+1)" office:value-type="float" office:value="1" calcext:value-type="float">
            <text:p>1</text:p>
          </table:table-cell>
          <table:table-cell office:value-type="string" calcext:value-type="string">
            <text:p>IC 74LS1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S14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643-5-ND</text:p>
          </table:table-cell>
          <table:table-cell office:value-type="currency" office:currency="GBP" office:value="0.51" calcext:value-type="currency">
            <text:p>£0.51</text:p>
          </table:table-cell>
          <table:table-cell table:formula="of:=[.H26]*[.B26]" office:value-type="currency" office:currency="GBP" office:value="0.51" calcext:value-type="currency">
            <text:p>£0.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5</text:p>
          </table:table-cell>
          <table:table-cell table:formula="of:=IF(LEN([.A27])=0;0;LEN([.A27])-LEN(SUBSTITUTE([.A27];&quot; &quot;;&quot;&quot;))+1)" office:value-type="float" office:value="1" calcext:value-type="float">
            <text:p>1</text:p>
          </table:table-cell>
          <table:table-cell office:value-type="string" calcext:value-type="string">
            <text:p>IC AtMega328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-P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328-PU-ND</text:p>
          </table:table-cell>
          <table:table-cell office:value-type="currency" office:currency="GBP" office:value="1.49" calcext:value-type="currency">
            <text:p>£1.49</text:p>
          </table:table-cell>
          <table:table-cell table:formula="of:=[.H27]*[.B27]" office:value-type="currency" office:currency="GBP" office:value="1.49" calcext:value-type="currency">
            <text:p>£1.4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</text:p>
          </table:table-cell>
          <table:table-cell table:formula="of:=IF(LEN([.A28])=0;0;LEN([.A28])-LEN(SUBSTITUTE([.A28];&quot; &quot;;&quot;&quot;))+1)" office:value-type="float" office:value="1" calcext:value-type="float">
            <text:p>1</text:p>
          </table:table-cell>
          <table:table-cell office:value-type="string" calcext:value-type="string">
            <text:p>IC MAX3232</text:p>
          </table:table-cell>
          <table:table-cell office:value-type="string" calcext:value-type="string">
            <text:p>Renesas</text:p>
          </table:table-cell>
          <table:table-cell office:value-type="string" calcext:value-type="string">
            <text:p>ICL3232CPZ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CL3232CPZ-ND </text:p>
          </table:table-cell>
          <table:table-cell office:value-type="currency" office:currency="GBP" office:value="1.32" calcext:value-type="currency">
            <text:p>£1.32</text:p>
          </table:table-cell>
          <table:table-cell table:formula="of:=[.H28]*[.B28]" office:value-type="currency" office:currency="GBP" office:value="1.32" calcext:value-type="currency">
            <text:p>£1.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6</text:p>
          </table:table-cell>
          <table:table-cell table:formula="of:=IF(LEN([.A29])=0;0;LEN([.A29])-LEN(SUBSTITUTE([.A29];&quot; &quot;;&quot;&quot;))+1)" office:value-type="float" office:value="1" calcext:value-type="float">
            <text:p>1</text:p>
          </table:table-cell>
          <table:table-cell office:value-type="string" calcext:value-type="string">
            <text:p>IC MCP7940N-xP RTC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940N-I/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7940N-I/P-ND</text:p>
          </table:table-cell>
          <table:table-cell office:value-type="currency" office:currency="GBP" office:value="0.62" calcext:value-type="currency">
            <text:p>£0.62</text:p>
          </table:table-cell>
          <table:table-cell table:formula="of:=[.H29]*[.B29]" office:value-type="currency" office:currency="GBP" office:value="0.62" calcext:value-type="currency">
            <text:p>£0.6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4</text:p>
          </table:table-cell>
          <table:table-cell table:formula="of:=IF(LEN([.A30])=0;0;LEN([.A30])-LEN(SUBSTITUTE([.A30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3">Jack TRS 3</text:span>.5mm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1-3533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1-3533NG-ND‎</text:p>
          </table:table-cell>
          <table:table-cell office:value-type="currency" office:currency="GBP" office:value="0.89" calcext:value-type="currency">
            <text:p>£0.89</text:p>
          </table:table-cell>
          <table:table-cell table:formula="of:=[.H30]*[.B30]" office:value-type="currency" office:currency="GBP" office:value="0.89" calcext:value-type="currency">
            <text:p>£0.8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 3mm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1031VS06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008-ND</text:p>
          </table:table-cell>
          <table:table-cell office:value-type="currency" office:currency="GBP" office:value="0.12" calcext:value-type="currency">
            <text:p>£0.12</text:p>
          </table:table-cell>
          <table:table-cell table:formula="of:=[.H31]*[.B31]" office:value-type="currency" office:currency="GBP" office:value="0.12" calcext:value-type="currency">
            <text:p>£0.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1</text:p>
          </table:table-cell>
          <table:table-cell table:formula="of:=IF(LEN([.A32])=0;0;LEN([.A32])-LEN(SUBSTITUTE([.A32];&quot; &quot;;&quot;&quot;))+1)" office:value-type="float" office:value="1" calcext:value-type="float">
            <text:p>1</text:p>
          </table:table-cell>
          <table:table-cell office:value-type="string" calcext:value-type="string">
            <text:p>Microcontroller Tiva Launchpa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K-TM4C123GX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5760-ND</text:p>
          </table:table-cell>
          <table:table-cell office:value-type="currency" office:currency="GBP" office:value="10.27" calcext:value-type="currency">
            <text:p>£10.27</text:p>
          </table:table-cell>
          <table:table-cell table:formula="of:=[.H32]*[.B32]" office:value-type="currency" office:currency="GBP" office:value="10.27" calcext:value-type="currency">
            <text:p>£10.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SD Card Holder (in place of J16)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BOB-00544</text:p>
          </table:table-cell>
          <table:table-cell office:value-type="string" calcext:value-type="string">
            <text:p>Proto-Pic</text:p>
          </table:table-cell>
          <table:table-cell office:value-type="string" calcext:value-type="string">
            <text:p>PPBOB-00544</text:p>
          </table:table-cell>
          <table:table-cell office:value-type="currency" office:currency="GBP" office:value="2.5" calcext:value-type="currency">
            <text:p>£2.50</text:p>
          </table:table-cell>
          <table:table-cell table:formula="of:=[.H33]*[.B33]" office:value-type="currency" office:currency="GBP" office:value="0" calcext:value-type="currency">
            <text:p>£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 Card Holder (in place of J3)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M3D-S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R1941CT-ND</text:p>
          </table:table-cell>
          <table:table-cell office:value-type="currency" office:currency="GBP" office:value="1.33" calcext:value-type="currency">
            <text:p>£1.33</text:p>
          </table:table-cell>
          <table:table-cell table:formula="of:=[.H34]*[.B34]" office:value-type="currency" office:currency="GBP" office:value="1.33" calcext:value-type="currency">
            <text:p>£1.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</text:p>
          </table:table-cell>
          <table:table-cell table:formula="of:=IF(LEN([.A35])=0;0;LEN([.A35])-LEN(SUBSTITUTE([.A35];&quot; &quot;;&quot;&quot;))+1)" office:value-type="float" office:value="1" calcext:value-type="float">
            <text:p>1</text:p>
          </table:table-cell>
          <table:table-cell office:value-type="string" calcext:value-type="string">
            <text:p>Resistor 10K Ohm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NMF14FTC10K0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S10KCACT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35]*[.B35]" office:value-type="currency" office:currency="GBP" office:value="0.08" calcext:value-type="currency">
            <text:p>£0.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 R2</text:p>
          </table:table-cell>
          <table:table-cell table:formula="of:=IF(LEN([.A36])=0;0;LEN([.A36])-LEN(SUBSTITUTE([.A36];&quot; &quot;;&quot;&quot;))+1)" office:value-type="float" office:value="2" calcext:value-type="float">
            <text:p>2</text:p>
          </table:table-cell>
          <table:table-cell office:value-type="string" calcext:value-type="string">
            <text:p>Resistor 150 Ohm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NMF14FTC150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S150CACT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36]*[.B36]" office:value-type="currency" office:currency="GBP" office:value="0.16" calcext:value-type="currency">
            <text:p>£0.16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10 R11 R12 R13 R14</text:p>
          </table:table-cell>
          <table:table-cell table:formula="of:=IF(LEN([.A37])=0;0;LEN([.A37])-LEN(SUBSTITUTE([.A37];&quot; &quot;;&quot;&quot;))+1)" office:value-type="float" office:value="5" calcext:value-type="float">
            <text:p>5</text:p>
          </table:table-cell>
          <table:table-cell office:value-type="string" calcext:value-type="string">
            <text:p>Resistor 220 Ohm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NMF14FTC220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S220CACT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37]*[.B37]" office:value-type="currency" office:currency="GBP" office:value="0.4" calcext:value-type="currency">
            <text:p>£0.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3 R4</text:p>
          </table:table-cell>
          <table:table-cell table:formula="of:=IF(LEN([.A38])=0;0;LEN([.A38])-LEN(SUBSTITUTE([.A38];&quot; &quot;;&quot;&quot;))+1)" office:value-type="float" office:value="2" calcext:value-type="float">
            <text:p>2</text:p>
          </table:table-cell>
          <table:table-cell office:value-type="string" calcext:value-type="string">
            <text:p>Resistor 270 Ohm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NMF14FTC270R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270CACT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38]*[.B38]" office:value-type="currency" office:currency="GBP" office:value="0.16" calcext:value-type="currency">
            <text:p>£0.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 R8 R9</text:p>
          </table:table-cell>
          <table:table-cell table:formula="of:=IF(LEN([.A39])=0;0;LEN([.A39])-LEN(SUBSTITUTE([.A39];&quot; &quot;;&quot;&quot;))+1)" office:value-type="float" office:value="3" calcext:value-type="float">
            <text:p>3</text:p>
          </table:table-cell>
          <table:table-cell office:value-type="string" calcext:value-type="string">
            <text:p>Resistor 330 Ohm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NMF14FTC330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S330CACT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39]*[.B39]" office:value-type="currency" office:currency="GBP" office:value="0.24" calcext:value-type="currency">
            <text:p>£0.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 R6</text:p>
          </table:table-cell>
          <table:table-cell table:formula="of:=IF(LEN([.A40])=0;0;LEN([.A40])-LEN(SUBSTITUTE([.A40];&quot; &quot;;&quot;&quot;))+1)" office:value-type="float" office:value="2" calcext:value-type="float">
            <text:p>2</text:p>
          </table:table-cell>
          <table:table-cell office:value-type="string" calcext:value-type="string">
            <text:p>Resistor 4.7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NMF14FTC4K70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S4.7KCACT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40]*[.B40]" office:value-type="currency" office:currency="GBP" office:value="0.16" calcext:value-type="currency">
            <text:p>£0.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6 R21</text:p>
          </table:table-cell>
          <table:table-cell table:formula="of:=IF(LEN([.A41])=0;0;LEN([.A41])-LEN(SUBSTITUTE([.A41];&quot; &quot;;&quot;&quot;))+1)" office:value-type="float" office:value="2" calcext:value-type="float">
            <text:p>2</text:p>
          </table:table-cell>
          <table:table-cell office:value-type="string" calcext:value-type="string">
            <text:p>Resistor 470 Ohm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NMF14FTC470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S470CACT-ND</text:p>
          </table:table-cell>
          <table:table-cell office:value-type="currency" office:currency="GBP" office:value="0.08" calcext:value-type="currency">
            <text:p>£0.08</text:p>
          </table:table-cell>
          <table:table-cell table:formula="of:=[.H41]*[.B41]" office:value-type="currency" office:currency="GBP" office:value="0.16" calcext:value-type="currency">
            <text:p>£0.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A</text:p>
          </table:table-cell>
          <table:table-cell table:formula="of:=IF(LEN([.A42])=0;0;LEN([.A42])-LEN(SUBSTITUTE([.A42];&quot; &quot;;&quot;&quot;))+1)" office:value-type="float" office:value="1" calcext:value-type="float">
            <text:p>1</text:p>
          </table:table-cell>
          <table:table-cell office:value-type="string" calcext:value-type="string">
            <text:p>Socket 14 pin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ED14D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3045-5-ND</text:p>
          </table:table-cell>
          <table:table-cell office:value-type="currency" office:currency="GBP" office:value="0.2" calcext:value-type="currency">
            <text:p>£0.20</text:p>
          </table:table-cell>
          <table:table-cell table:formula="of:=[.H42]*[.B42]" office:value-type="currency" office:currency="GBP" office:value="0.2" calcext:value-type="currency">
            <text:p>£0.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2A</text:p>
          </table:table-cell>
          <table:table-cell table:formula="of:=IF(LEN([.A43])=0;0;LEN([.A43])-LEN(SUBSTITUTE([.A43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1">Socket </text:span>16 pin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ED16D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3046-5-ND</text:p>
          </table:table-cell>
          <table:table-cell office:value-type="currency" office:currency="GBP" office:value="0.14" calcext:value-type="currency">
            <text:p>£0.14</text:p>
          </table:table-cell>
          <table:table-cell table:formula="of:=[.H43]*[.B43]" office:value-type="currency" office:currency="GBP" office:value="0.14" calcext:value-type="currency">
            <text:p>£0.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5A</text:p>
          </table:table-cell>
          <table:table-cell table:formula="of:=IF(LEN([.A44])=0;0;LEN([.A44])-LEN(SUBSTITUTE([.A44];&quot; &quot;;&quot;&quot;))+1)" office:value-type="float" office:value="1" calcext:value-type="float">
            <text:p>1</text:p>
          </table:table-cell>
          <table:table-cell office:value-type="string" calcext:value-type="string">
            <text:p><text:span text:style-name="T1">Socket </text:span>28 pin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ED281D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3050-5-ND</text:p>
          </table:table-cell>
          <table:table-cell office:value-type="currency" office:currency="GBP" office:value="0.25" calcext:value-type="currency">
            <text:p>£0.25</text:p>
          </table:table-cell>
          <table:table-cell table:formula="of:=[.H44]*[.B44]" office:value-type="currency" office:currency="GBP" office:value="0.25" calcext:value-type="currency">
            <text:p>£0.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4A U6A</text:p>
          </table:table-cell>
          <table:table-cell table:formula="of:=IF(LEN([.A45])=0;0;LEN([.A45])-LEN(SUBSTITUTE([.A45];&quot; &quot;;&quot;&quot;))+1)" office:value-type="float" office:value="2" calcext:value-type="float">
            <text:p>2</text:p>
          </table:table-cell>
          <table:table-cell office:value-type="string" calcext:value-type="string">
            <text:p><text:span text:style-name="T1">Socket </text:span>8 pin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ED08D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3044-5-ND</text:p>
          </table:table-cell>
          <table:table-cell office:value-type="currency" office:currency="GBP" office:value="0.12" calcext:value-type="currency">
            <text:p>£0.12</text:p>
          </table:table-cell>
          <table:table-cell table:formula="of:=[.H45]*[.B45]" office:value-type="currency" office:currency="GBP" office:value="0.24" calcext:value-type="currency">
            <text:p>£0.24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4" office:value-type="string" calcext:value-type="string">
            <text:p>Total</text:p>
          </table:table-cell>
          <table:table-cell table:style-name="ce15" table:formula="of:=SUM([.I4:.I45])" office:value-type="currency" office:currency="GBP" office:value="33.25" calcext:value-type="currency">
            <text:p>£33.2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4" office:value-type="string" calcext:value-type="string">
            <text:p>VAT</text:p>
          </table:table-cell>
          <table:table-cell table:formula="of:=[.I46]*0.2" office:value-type="currency" office:currency="GBP" office:value="6.65" calcext:value-type="currency">
            <text:p>£6.6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4" office:value-type="string" calcext:value-type="string">
            <text:p>Grand Total</text:p>
          </table:table-cell>
          <table:table-cell table:style-name="ce15" table:formula="of:=[.I47]+[.I46]" office:value-type="currency" office:currency="GBP" office:value="39.9" calcext:value-type="currency">
            <text:p>£39.90</text:p>
          </table:table-cell>
          <table:table-cell table:number-columns-repeated="1015"/>
        </table:table-row>
        <table:table-row table:style-name="ro2" table:number-rows-repeated="23">
          <table:table-cell table:number-columns-repeated="2"/>
          <table:table-cell table:style-name="ce10"/>
          <table:table-cell table:number-columns-repeated="102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I45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9-02-10T18:47:07.277098210</meta:creation-date>
    <dc:date>2019-02-10T23:31:30.621614469</dc:date>
    <dc:creator>Jonathan Pallant</dc:creator>
    <meta:editing-duration>PT3H28M43S</meta:editing-duration>
    <meta:editing-cycles>40</meta:editing-cycles>
    <meta:generator>LibreOffice/6.0.7.3$Linux_X86_64 LibreOffice_project/00m0$Build-3</meta:generator>
    <meta:document-statistic meta:table-count="1" meta:cell-count="387" meta:object-count="0"/>
  </office:meta>
</office:document-meta>
</file>